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2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2" office:value-type="string" calcext:value-type="string">
            <text:p>JMP (ind)</text:p>
          </table:table-cell>
          <table:table-cell table:style-name="ce12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2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2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2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2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2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2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2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22:35:25.4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0-15T22:45:08.511000000</dc:date>
    <meta:editing-duration>P27DT3H56M47S</meta:editing-duration>
    <meta:editing-cycles>30</meta:editing-cycles>
    <meta:generator>LibreOffice/7.5.4.2$Windows_X86_64 LibreOffice_project/36ccfdc35048b057fd9854c757a8b67ec53977b6</meta:generator>
    <meta:document-statistic meta:table-count="3" meta:cell-count="1180" meta:object-count="0"/>
  </office:meta>
</office:document-meta>
</file>